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4E000002DF5D11A89AC8196D3C.png" manifest:media-type="image/png"/>
  <manifest:file-entry manifest:full-path="Pictures/10000201000004B2000003EAFF66BAB17FF880DF.png" manifest:media-type="image/png"/>
  <manifest:file-entry manifest:full-path="Pictures/100002010000060F000004AE39E1005EF19C9F0A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201000001D1000001702A6D5EAB3E6E7DA5.png" manifest:media-type="image/png"/>
  <manifest:file-entry manifest:full-path="Pictures/100000000000021A000000EBD70B3FB31370C105.jpg" manifest:media-type="image/jpe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</text:span><text:span text:style-name="T1">g: </text:span><text:span text:style-name="T1">Píldoras </text:span><text:span text:style-name="T1">de </text:span><text:span text:style-name="T1">conocim</text:span><text:span text:style-name="T1">ient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</text:span><text:span text:style-name="T2">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8.89cm" svg:y="2.429cm">
          <draw:text-box>
            <text:p text:style-name="P2"><text:span text:style-name="T5">Vídeo 27</text:span><text:span text:style-name="T6">: FPGA: La placa Alhambra-II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Mayo-02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7" draw:text-style-name="P11" draw:layer="layout" svg:width="11.631cm" svg:height="9.205cm" svg:x="1.323cm" svg:y="4.826cm">
          <draw:image xlink:href="Pictures/10000201000001D1000001702A6D5EAB3E6E7DA5.png" xlink:type="simple" xlink:show="embed" xlink:actuate="onLoad">
            <text:p/>
          </draw:image>
        </draw:frame>
        <draw:frame draw:style-name="gr7" draw:text-style-name="P11" draw:layer="layout" svg:width="8.421cm" svg:height="7.02cm" svg:x="16.764cm" svg:y="4.664cm">
          <draw:image xlink:href="Pictures/10000201000004B2000003EAFF66BAB17FF880DF.png" xlink:type="simple" xlink:show="embed" xlink:actuate="onLoad">
            <text:p/>
          </draw:image>
        </draw:frame>
        <draw:frame draw:style-name="gr7" draw:text-style-name="P11" draw:layer="layout" svg:width="7.874cm" svg:height="5.251cm" svg:x="17.526cm" svg:y="12.446cm">
          <draw:image xlink:href="Pictures/100000000000044E000002DF5D11A89AC8196D3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5-01T17:48:58.892522540</dc:date>
    <meta:editing-duration>P8DT50M17S</meta:editing-duration>
    <meta:editing-cycles>545</meta:editing-cycles>
    <meta:generator>LibreOffice/6.0.7.3$Linux_X86_64 LibreOffice_project/00m0$Build-3</meta:generator>
    <meta:print-date>2017-10-04T10:42:29.653181544</meta:print-date>
    <meta:document-statistic meta:object-count="43"/>
  </office:meta>
</office:document-meta>
</file>